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0000"/>
    </style:style>
    <style:style style:name="ce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xzes40" table:style-name="ta1">
        <table:shapes>
          <draw:frame draw:z-index="0" draw:style-name="gr1" draw:text-style-name="P1" svg:width="802.57pt" svg:height="803.25pt" svg:x="907.71pt" svg:y="18.54pt">
            <loext:p draw:notify-on-update-of-ranges="xzes40.E27:xzes40.E27 Xalan.E27:Xalan.E27 Altova.E27:Altova.E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office:value-type="string" calcext:value-type="string">
            <text:p>filename</text:p>
          </table:table-cell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build_instrct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table:formula="of:=([.B2]+[.C2]+[.D2])/3" office:value-type="float" office:value="0.124666666666667" calcext:value-type="float">
            <text:p>0.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lddocs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table:formula="of:=([.B3]+[.C3]+[.D3])/3" office:value-type="float" office:value="0.108666666666667" calcext:value-type="float">
            <text:p>0.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ildlibs</text:p>
          </table:table-cell>
          <table:table-cell table:style-name="ce3" office:value-type="float" office:value="0.106" calcext:value-type="float">
            <text:p>0.106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([.B4]+[.C4]+[.D4])/3" office:value-type="float" office:value="0.109" calcext:value-type="float">
            <text:p>0.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rter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office:value-type="float" office:value="0.118" calcext:value-type="float">
            <text:p>0.118</text:p>
          </table:table-cell>
          <table:table-cell table:style-name="ce3" table:formula="of:=([.B5]+[.C5]+[.D5])/3" office:value-type="float" office:value="0.11" calcext:value-type="float">
            <text:p>0.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ommandline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table:formula="of:=([.B6]+[.C6]+[.D6])/3" office:value-type="float" office:value="0.110333333333333" calcext:value-type="float">
            <text:p>0.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wnload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table:formula="of:=([.B7]+[.C7]+[.D7])/3" office:value-type="float" office:value="0.113" calcext:value-type="float">
            <text:p>0.1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ensions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table:formula="of:=([.B8]+[.C8]+[.D8])/3" office:value-type="float" office:value="0.108333333333333" calcext:value-type="float">
            <text:p>0.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ensionslib</text:p>
          </table:table-cell>
          <table:table-cell table:number-columns-repeated="2" table:style-name="ce3" office:value-type="float" office:value="0.113" calcext:value-type="float">
            <text:p>0.113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table:formula="of:=([.B9]+[.C9]+[.D9])/3" office:value-type="float" office:value="0.111" calcext:value-type="float">
            <text:p>0.1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q</text:p>
          </table:table-cell>
          <table:table-cell table:number-columns-repeated="2" table:style-name="ce3" office:value-type="float" office:value="0.107" calcext:value-type="float">
            <text:p>0.107</text:p>
          </table:table-cell>
          <table:table-cell table:style-name="ce3" office:value-type="float" office:value="0.11" calcext:value-type="float">
            <text:p>0.110</text:p>
          </table:table-cell>
          <table:table-cell table:style-name="ce3" table:formula="of:=([.B10]+[.C10]+[.D10])/3" office:value-type="float" office:value="0.108" calcext:value-type="float">
            <text:p>0.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etstarted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office:value-type="float" office:value="0.11" calcext:value-type="float">
            <text:p>0.110</text:p>
          </table:table-cell>
          <table:table-cell table:style-name="ce3" office:value-type="float" office:value="0.113" calcext:value-type="float">
            <text:p>0.113</text:p>
          </table:table-cell>
          <table:table-cell table:style-name="ce3" table:formula="of:=([.B11]+[.C11]+[.D11])/3" office:value-type="float" office:value="0.107666666666667" calcext:value-type="float">
            <text:p>0.1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istory</text:p>
          </table:table-cell>
          <table:table-cell table:style-name="ce4" office:value-type="float" office:value="0.09" calcext:value-type="float">
            <text:p>0.090</text:p>
          </table:table-cell>
          <table:table-cell table:style-name="ce4" office:value-type="float" office:value="0.104" calcext:value-type="float">
            <text:p>0.104</text:p>
          </table:table-cell>
          <table:table-cell table:style-name="ce4" office:value-type="float" office:value="0.089" calcext:value-type="float">
            <text:p>0.089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office:value-type="string" calcext:value-type="string">
            <text:p>index</text:p>
          </table:table-cell>
          <table:table-cell table:style-name="ce3" office:value-type="float" office:value="0.101" calcext:value-type="float">
            <text:p>0.101</text:p>
          </table:table-cell>
          <table:table-cell table:style-name="ce3" office:value-type="float" office:value="0.111" calcext:value-type="float">
            <text:p>0.111</text:p>
          </table:table-cell>
          <table:table-cell table:style-name="ce3" office:value-type="float" office:value="0.11" calcext:value-type="float">
            <text:p>0.110</text:p>
          </table:table-cell>
          <table:table-cell table:style-name="ce3" table:formula="of:=([.B13]+[.C13]+[.D13])/3" office:value-type="float" office:value="0.107333333333333" calcext:value-type="float">
            <text:p>0.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-save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office:value-type="float" office:value="0.112" calcext:value-type="float">
            <text:p>0.112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table:formula="of:=([.B14]+[.C14]+[.D14])/3" office:value-type="float" office:value="0.108333333333333" calcext:value-type="float">
            <text:p>0.1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</text:p>
          </table:table-cell>
          <table:table-cell table:style-name="ce3" office:value-type="float" office:value="0.105" calcext:value-type="float">
            <text:p>0.105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116" calcext:value-type="float">
            <text:p>0.116</text:p>
          </table:table-cell>
          <table:table-cell table:style-name="ce3" table:formula="of:=([.B15]+[.C15]+[.D15])/3" office:value-type="float" office:value="0.11" calcext:value-type="float">
            <text:p>0.11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icense</text:p>
          </table:table-cell>
          <table:table-cell table:style-name="ce4" office:value-type="float" office:value="0.095" calcext:value-type="float">
            <text:p>0.095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 office:value-type="float" office:value="0.105" calcext:value-type="float">
            <text:p>0.105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office:value-type="string" calcext:value-type="string">
            <text:p>overview</text:p>
          </table:table-cell>
          <table:table-cell table:style-name="ce3" office:value-type="float" office:value="0.109" calcext:value-type="float">
            <text:p>0.109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0.107" calcext:value-type="float">
            <text:p>0.107</text:p>
          </table:table-cell>
          <table:table-cell table:style-name="ce3" table:formula="of:=([.B17]+[.C17]+[.D17])/3" office:value-type="float" office:value="0.110333333333333" calcext:value-type="float">
            <text:p>0.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gramming</text:p>
          </table:table-cell>
          <table:table-cell table:number-columns-repeated="2" table:style-name="ce3" office:value-type="float" office:value="0.112" calcext:value-type="float">
            <text:p>0.112</text:p>
          </table:table-cell>
          <table:table-cell table:style-name="ce3" office:value-type="float" office:value="0.099" calcext:value-type="float">
            <text:p>0.099</text:p>
          </table:table-cell>
          <table:table-cell table:style-name="ce3" table:formula="of:=([.B18]+[.C18]+[.D18])/3" office:value-type="float" office:value="0.107666666666667" calcext:value-type="float">
            <text:p>0.10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adme</text:p>
          </table:table-cell>
          <table:table-cell table:style-name="ce4" office:value-type="float" office:value="0.088" calcext:value-type="float">
            <text:p>0.088</text:p>
          </table:table-cell>
          <table:table-cell table:style-name="ce4" office:value-type="float" office:value="0.104" calcext:value-type="float">
            <text:p>0.104</text:p>
          </table:table-cell>
          <table:table-cell table:style-name="ce4" office:value-type="float" office:value="0.111" calcext:value-type="float">
            <text:p>0.111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releasenotes</text:p>
          </table:table-cell>
          <table:table-cell table:style-name="ce4" office:value-type="float" office:value="0.095" calcext:value-type="float">
            <text:p>0.095</text:p>
          </table:table-cell>
          <table:table-cell table:style-name="ce4" office:value-type="float" office:value="0.115" calcext:value-type="float">
            <text:p>0.115</text:p>
          </table:table-cell>
          <table:table-cell table:style-name="ce4" office:value-type="float" office:value="0.103" calcext:value-type="float">
            <text:p>0.103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table:style-name="ce2" office:value-type="string" calcext:value-type="string">
            <text:p>resources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0.108" calcext:value-type="float">
            <text:p>0.108</text:p>
          </table:table-cell>
          <table:table-cell table:style-name="ce4" office:value-type="float" office:value="0.092" calcext:value-type="float">
            <text:p>0.092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 office:value-type="string" calcext:value-type="string">
            <text:p>samples 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103" calcext:value-type="float">
            <text:p>0.103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table:formula="of:=([.B22]+[.C22]+[.D22])/3" office:value-type="float" office:value="0.106333333333333" calcext:value-type="float">
            <text:p>0.1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ureweb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office:value-type="float" office:value="0.097" calcext:value-type="float">
            <text:p>0.097</text:p>
          </table:table-cell>
          <table:table-cell table:style-name="ce3" office:value-type="float" office:value="0.1" calcext:value-type="float">
            <text:p>0.100</text:p>
          </table:table-cell>
          <table:table-cell table:style-name="ce3" table:formula="of:=([.B23]+[.C23]+[.D23])/3" office:value-type="float" office:value="0.104666666666667" calcext:value-type="float">
            <text:p>0.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-faqs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office:value-type="float" office:value="0.098" calcext:value-type="float">
            <text:p>0.098</text:p>
          </table:table-cell>
          <table:table-cell table:style-name="ce3" office:value-type="float" office:value="0.114" calcext:value-type="float">
            <text:p>0.114</text:p>
          </table:table-cell>
          <table:table-cell table:style-name="ce3" table:formula="of:=([.B24]+[.C24]+[.D24])/3" office:value-type="float" office:value="0.108666666666667" calcext:value-type="float">
            <text:p>0.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agepatterns</text:p>
          </table:table-cell>
          <table:table-cell table:style-name="ce3" office:value-type="float" office:value="0.121" calcext:value-type="float">
            <text:p>0.121</text:p>
          </table:table-cell>
          <table:table-cell table:style-name="ce3" office:value-type="float" office:value="0.124" calcext:value-type="float">
            <text:p>0.124</text:p>
          </table:table-cell>
          <table:table-cell table:style-name="ce3" office:value-type="float" office:value="0.117" calcext:value-type="float">
            <text:p>0.117</text:p>
          </table:table-cell>
          <table:table-cell table:style-name="ce3" table:formula="of:=([.B25]+[.C25]+[.D25])/3" office:value-type="float" office:value="0.120666666666667" calcext:value-type="float">
            <text:p>0.12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hatsnew</text:p>
          </table:table-cell>
          <table:table-cell table:style-name="ce4" office:value-type="float" office:value="0.105" calcext:value-type="float">
            <text:p>0.105</text:p>
          </table:table-cell>
          <table:table-cell table:style-name="ce4" office:value-type="float" office:value="0.1" calcext:value-type="float">
            <text:p>0.100</text:p>
          </table:table-cell>
          <table:table-cell table:style-name="ce4" office:value-type="float" office:value="0.113" calcext:value-type="float">
            <text:p>0.113</text:p>
          </table:table-cell>
          <table:table-cell table:style-name="ce4"/>
          <table:table-cell table:style-name="ce6" table:number-columns-repeated="1019"/>
        </table:table-row>
        <table:table-row table:style-name="ro2">
          <table:table-cell/>
          <table:table-cell table:style-name="ce1" table:number-columns-repeated="2"/>
          <table:table-cell table:style-name="ce1" office:value-type="string" calcext:value-type="string">
            <text:p>Total Average</text:p>
          </table:table-cell>
          <table:table-cell table:style-name="ce5" table:formula="of:=AVERAGE([.E2:.E26])" office:value-type="float" office:value="0.110245614035088" calcext:value-type="float">
            <text:p>0.110</text:p>
          </table:table-cell>
          <table:table-cell table:style-name="ce1"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alan" table:style-name="ta1">
        <table:table-column table:style-name="co2" table:default-cell-style-name="ce7"/>
        <table:table-column table:style-name="co2" table:number-columns-repeated="4" table:default-cell-style-name="ce8"/>
        <table:table-column table:style-name="co2" table:number-columns-repeated="1019" table:default-cell-style-name="Default"/>
        <table:table-row table:style-name="ro1"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3<text:span text:style-name="T1">rd</text:span></text:p>
          </table:table-cell>
          <table:table-cell table:style-name="Default" office:value-type="string" calcext:value-type="string">
            <text:p>aver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ild_instrct</text:p>
          </table:table-cell>
          <table:table-cell table:style-name="ce6" table:number-columns-repeated="1023"/>
        </table:table-row>
        <table:table-row table:style-name="ro2">
          <table:table-cell table:style-name="ce1" office:value-type="string" calcext:value-type="string">
            <text:p>builddocs</text:p>
          </table:table-cell>
          <table:table-cell table:number-columns-repeated="4" office:value-type="float" office:value="0.421675" calcext:value-type="float">
            <text:p>0.42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uildlibs</text:p>
          </table:table-cell>
          <table:table-cell table:number-columns-repeated="4" office:value-type="float" office:value="0.432154" calcext:value-type="float">
            <text:p>0.43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harter</text:p>
          </table:table-cell>
          <table:table-cell table:number-columns-repeated="4" office:value-type="float" office:value="0.396547" calcext:value-type="float">
            <text:p>0.39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ommandline</text:p>
          </table:table-cell>
          <table:table-cell table:number-columns-repeated="4" office:value-type="float" office:value="0.2786451" calcext:value-type="float">
            <text:p>0.27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ownload</text:p>
          </table:table-cell>
          <table:table-cell table:number-columns-repeated="4" office:value-type="float" office:value="0.302487" calcext:value-type="float">
            <text:p>0.30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tensions</text:p>
          </table:table-cell>
          <table:table-cell table:number-columns-repeated="4" office:value-type="float" office:value="0.295661" calcext:value-type="float">
            <text:p>0.29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tensioblib</text:p>
          </table:table-cell>
          <table:table-cell table:style-name="ce4" table:number-columns-repeated="4"/>
          <table:table-cell table:style-name="ce6" table:number-columns-repeated="1019"/>
        </table:table-row>
        <table:table-row table:style-name="ro2">
          <table:table-cell table:style-name="ce1" office:value-type="string" calcext:value-type="string">
            <text:p>faq</text:p>
          </table:table-cell>
          <table:table-cell table:number-columns-repeated="4" office:value-type="float" office:value="0.2968521" calcext:value-type="float">
            <text:p>0.297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etstarted</text:p>
          </table:table-cell>
          <table:table-cell table:number-columns-repeated="4" office:value-type="float" office:value="0.3021548" calcext:value-type="float">
            <text:p>0.3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story</text:p>
          </table:table-cell>
          <table:table-cell table:number-columns-repeated="4" office:value-type="float" office:value="0.3256789" calcext:value-type="float">
            <text:p>0.3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ex</text:p>
          </table:table-cell>
          <table:table-cell table:number-columns-repeated="4" office:value-type="float" office:value="0.3248451" calcext:value-type="float">
            <text:p>0.3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-save</text:p>
          </table:table-cell>
          <table:table-cell table:number-columns-repeated="4" office:value-type="float" office:value="0.3201099" calcext:value-type="float">
            <text:p>0.3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</text:p>
          </table:table-cell>
          <table:table-cell table:number-columns-repeated="4" office:value-type="float" office:value="0.3145871" calcext:value-type="float">
            <text:p>0.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ense</text:p>
          </table:table-cell>
          <table:table-cell table:number-columns-repeated="4" office:value-type="float" office:value="0.1994631" calcext:value-type="float">
            <text:p>0.1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view</text:p>
          </table:table-cell>
          <table:table-cell table:number-columns-repeated="4" office:value-type="float" office:value="0.312578" calcext:value-type="float">
            <text:p>0.3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gramming</text:p>
          </table:table-cell>
          <table:table-cell table:number-columns-repeated="4" office:value-type="float" office:value="0.312547" calcext:value-type="float">
            <text:p>0.3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me</text:p>
          </table:table-cell>
          <table:table-cell table:number-columns-repeated="4" office:value-type="float" office:value="0.3956412" calcext:value-type="float">
            <text:p>0.39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easenotes</text:p>
          </table:table-cell>
          <table:table-cell table:number-columns-repeated="4" office:value-type="float" office:value="0.3651478" calcext:value-type="float">
            <text:p>0.3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ources</text:p>
          </table:table-cell>
          <table:table-cell table:number-columns-repeated="4" office:value-type="float" office:value="0.201468" calcext:value-type="float">
            <text:p>0.2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ples </text:p>
          </table:table-cell>
          <table:table-cell table:number-columns-repeated="4" office:value-type="float" office:value="0.3456741" calcext:value-type="float">
            <text:p>0.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ureweb</text:p>
          </table:table-cell>
          <table:table-cell table:number-columns-repeated="4" office:value-type="float" office:value="0.3024564" calcext:value-type="float">
            <text:p>0.3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-faqs</text:p>
          </table:table-cell>
          <table:table-cell table:number-columns-repeated="4" office:value-type="float" office:value="0.1545617" calcext:value-type="float">
            <text:p>0.1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agepatterns</text:p>
          </table:table-cell>
          <table:table-cell table:number-columns-repeated="4" office:value-type="float" office:value="0.402124587" calcext:value-type="float">
            <text:p>0.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atsnew</text:p>
          </table:table-cell>
          <table:table-cell table:number-columns-repeated="4" office:value-type="float" office:value="0.29541234" calcext:value-type="float">
            <text:p>0.295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3" table:number-columns-repeated="2"/>
          <table:table-cell table:style-name="ce3" office:value-type="string" calcext:value-type="string">
            <text:p>Total Average</text:p>
          </table:table-cell>
          <table:table-cell table:style-name="ce3" table:formula="of:=AVERAGE([.E3:.E26])" office:value-type="float" office:value="0.317324835956522" calcext:value-type="float">
            <text:p>0.317</text:p>
          </table:table-cell>
          <table:table-cell table:number-columns-repeated="1019"/>
        </table:table-row>
      </table:table>
      <table:table table:name="Altova" table:style-name="ta1">
        <table:table-column table:style-name="co2" table:default-cell-style-name="ce7"/>
        <table:table-column table:style-name="co2" table:number-columns-repeated="4" table:default-cell-style-name="ce8"/>
        <table:table-column table:style-name="co2" table:number-columns-repeated="1019" table:default-cell-style-name="Default"/>
        <table:table-row table:style-name="ro1">
          <table:table-cell table:style-name="Default" office:value-type="string" calcext:value-type="string">
            <text:p>filename</text:p>
          </table:table-cell>
          <table:table-cell table:style-name="Default" office:value-type="string" calcext:value-type="string">
            <text:p>1<text:span text:style-name="T1">st</text:span></text:p>
          </table:table-cell>
          <table:table-cell table:style-name="Default" office:value-type="string" calcext:value-type="string">
            <text:p>2<text:span text:style-name="T1">nd</text:span></text:p>
          </table:table-cell>
          <table:table-cell table:style-name="Default" office:value-type="string" calcext:value-type="string">
            <text:p>3<text:span text:style-name="T1">rd</text:span></text:p>
          </table:table-cell>
          <table:table-cell table:style-name="Default" office:value-type="string" calcext:value-type="string">
            <text:p>aver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uild_instrct</text:p>
          </table:table-cell>
          <table:table-cell table:style-name="ce6" table:number-columns-repeated="1023"/>
        </table:table-row>
        <table:table-row table:style-name="ro2">
          <table:table-cell table:style-name="ce1" office:value-type="string" calcext:value-type="string">
            <text:p>builddocs</text:p>
          </table:table-cell>
          <table:table-cell table:number-columns-repeated="4" office:value-type="float" office:value="0.390544" calcext:value-type="float">
            <text:p>0.391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uildlibs</text:p>
          </table:table-cell>
          <table:table-cell table:number-columns-repeated="4" office:value-type="float" office:value="0.394312" calcext:value-type="float">
            <text:p>0.39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harter</text:p>
          </table:table-cell>
          <table:table-cell table:number-columns-repeated="4" office:value-type="float" office:value="0.3530511" calcext:value-type="float">
            <text:p>0.35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commandline</text:p>
          </table:table-cell>
          <table:table-cell table:number-columns-repeated="4" office:value-type="float" office:value="0.2394883" calcext:value-type="float">
            <text:p>0.2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download</text:p>
          </table:table-cell>
          <table:table-cell table:number-columns-repeated="4" office:value-type="float" office:value="0.272915" calcext:value-type="float">
            <text:p>0.27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extensions</text:p>
          </table:table-cell>
          <table:table-cell table:number-columns-repeated="4" office:value-type="float" office:value="0.262248" calcext:value-type="float">
            <text:p>0.26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tensioblib</text:p>
          </table:table-cell>
          <table:table-cell table:style-name="ce4" table:number-columns-repeated="4"/>
          <table:table-cell table:style-name="ce6" table:number-columns-repeated="1019"/>
        </table:table-row>
        <table:table-row table:style-name="ro2">
          <table:table-cell table:style-name="ce1" office:value-type="string" calcext:value-type="string">
            <text:p>faq</text:p>
          </table:table-cell>
          <table:table-cell table:number-columns-repeated="4" office:value-type="float" office:value="0.2545588" calcext:value-type="float">
            <text:p>0.25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etstarted</text:p>
          </table:table-cell>
          <table:table-cell table:number-columns-repeated="4" office:value-type="float" office:value="0.2701943" calcext:value-type="float">
            <text:p>0.2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story</text:p>
          </table:table-cell>
          <table:table-cell table:number-columns-repeated="4" office:value-type="float" office:value="0.2907314" calcext:value-type="float">
            <text:p>0.2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dex</text:p>
          </table:table-cell>
          <table:table-cell table:number-columns-repeated="4" office:value-type="float" office:value="0.2811204" calcext:value-type="float">
            <text:p>0.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-save</text:p>
          </table:table-cell>
          <table:table-cell table:number-columns-repeated="4" office:value-type="float" office:value="0.2837449" calcext:value-type="float">
            <text:p>0.2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nstall</text:p>
          </table:table-cell>
          <table:table-cell table:number-columns-repeated="4" office:value-type="float" office:value="0.2879462" calcext:value-type="float">
            <text:p>0.2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ense</text:p>
          </table:table-cell>
          <table:table-cell table:number-columns-repeated="4" office:value-type="float" office:value="0.1017543" calcext:value-type="float">
            <text:p>0.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verview</text:p>
          </table:table-cell>
          <table:table-cell table:number-columns-repeated="4" office:value-type="float" office:value="0.288627" calcext:value-type="float">
            <text:p>0.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gramming</text:p>
          </table:table-cell>
          <table:table-cell table:number-columns-repeated="4" office:value-type="float" office:value="0.277074" calcext:value-type="float">
            <text:p>0.2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dme</text:p>
          </table:table-cell>
          <table:table-cell table:number-columns-repeated="4" office:value-type="float" office:value="0.3536724" calcext:value-type="float">
            <text:p>0.3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easenotes</text:p>
          </table:table-cell>
          <table:table-cell table:number-columns-repeated="4" office:value-type="float" office:value="0.3247125" calcext:value-type="float">
            <text:p>0.3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ources</text:p>
          </table:table-cell>
          <table:table-cell table:number-columns-repeated="4" office:value-type="float" office:value="0.1728324" calcext:value-type="float">
            <text:p>0.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mples </text:p>
          </table:table-cell>
          <table:table-cell table:number-columns-repeated="4" office:value-type="float" office:value="0.3154724" calcext:value-type="float">
            <text:p>0.3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cureweb</text:p>
          </table:table-cell>
          <table:table-cell table:number-columns-repeated="4" office:value-type="float" office:value="0.2714325" calcext:value-type="float">
            <text:p>0.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st-faqs</text:p>
          </table:table-cell>
          <table:table-cell table:number-columns-repeated="4" office:value-type="float" office:value="0.1054128" calcext:value-type="float">
            <text:p>0.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agepatterns</text:p>
          </table:table-cell>
          <table:table-cell table:number-columns-repeated="4" office:value-type="float" office:value="0.37451829" calcext:value-type="float">
            <text:p>0.3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hatsnew</text:p>
          </table:table-cell>
          <table:table-cell table:number-columns-repeated="4" office:value-type="float" office:value="0.26145827" calcext:value-type="float">
            <text:p>0.261</text:p>
          </table:table-cell>
          <table:table-cell table:number-columns-repeated="1019"/>
        </table:table-row>
        <table:table-row table:style-name="ro2">
          <table:table-cell table:style-name="Default"/>
          <table:table-cell table:style-name="ce3" table:number-columns-repeated="2"/>
          <table:table-cell table:style-name="ce3" office:value-type="string" calcext:value-type="string">
            <text:p>Total Average</text:p>
          </table:table-cell>
          <table:table-cell table:style-name="ce3" table:formula="of:=AVERAGE([.E3:.E26])" office:value-type="float" office:value="0.279470489565217" calcext:value-type="float">
            <text:p>0.279</text:p>
          </table:table-cell>
          <table:table-cell table:number-columns-repeated="1019"/>
        </table:table-row>
      </table:table>
      <table:table table:name="Sheet4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ixun Lu</meta:initial-creator>
    <meta:creation-date>2017-04-16T17:51:38.176394593</meta:creation-date>
    <dc:date>2017-04-16T19:28:01.682407369</dc:date>
    <dc:creator>Zixun Lu</dc:creator>
    <meta:editing-duration>PT15M28S</meta:editing-duration>
    <meta:editing-cycles>2</meta:editing-cycles>
    <meta:generator>LibreOffice/5.0.6.2$Linux_X86_64 LibreOffice_project/00$Build-2</meta:generator>
    <meta:document-statistic meta:table-count="4" meta:cell-count="3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LKLUG" style:font-style-name="Regular" fo:font-size="3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14cm" svg:height="28.338cm" xlink:href=".." xlink:type="simple" chart:class="chart:bar" chart:style-name="ch1">
        <chart:title svg:x="2.643cm" svg:y="0.701cm" chart:style-name="ch2">
          <text:p>Average XML Transformation Speeds</text:p>
        </chart:title>
        <chart:legend svg:x="22.785cm" svg:y="12.564cm" style:legend-expansion="custom" chartooo:width="4.561cm" chartooo:height="3.538cm" style:legend-expansion-aspect-ratio="1.28914641040136" chart:style-name="ch3"/>
        <chart:plot-area chart:style-name="ch4" table:cell-range-address="xzes40.E27:xzes40.E27 Xalan.E27:Xalan.E27 Altova.E27:Altova.E27" chart:data-source-has-labels="row" svg:x="2.898cm" svg:y="2.904cm" svg:width="19.33cm" svg:height="22.714cm">
          <chartooo:coordinate-region svg:x="3.996cm" svg:y="3.103cm" svg:width="18.232cm" svg:height="22.316cm"/>
          <chart:axis chart:dimension="x" chart:name="primary-x" chart:style-name="ch5">
            <chart:title svg:x="10.676cm" svg:y="26.184cm" chart:style-name="ch6">
              <text:p>Application</text:p>
            </chart:title>
          </chart:axis>
          <chart:axis chart:dimension="y" chart:name="primary-y" chart:style-name="ch7">
            <chart:title svg:x="1.114cm" svg:y="16.862cm" chart:style-name="ch8">
              <text:p>Time (seconds)</text:p>
            </chart:title>
            <chart:grid chart:style-name="ch9" chart:class="major"/>
          </chart:axis>
          <chart:series chart:style-name="ch10" chart:values-cell-range-address="xzes40.E27:xzes40.E27" loext:label-string="xzes40" chart:class="chart:bar">
            <chart:data-point/>
          </chart:series>
          <chart:series chart:style-name="ch11" chart:values-cell-range-address="Xalan.E27:Xalan.E27" loext:label-string="xalan_cli" chart:class="chart:bar">
            <chart:data-point/>
          </chart:series>
          <chart:series chart:style-name="ch12" chart:values-cell-range-address="Altova.E27:Altova.E27" loext:label-string="altova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zes40</text:p>
              </table:table-cell>
              <table:table-cell office:value-type="string">
                <text:p>xalan_cli</text:p>
              </table:table-cell>
              <table:table-cell office:value-type="string">
                <text:p>altov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110245614035088">
                <text:p>0.110245614035088</text:p>
                <draw:g>
                  <svg:desc>xzes40.E27:xzes40.E27</svg:desc>
                </draw:g>
              </table:table-cell>
              <table:table-cell office:value-type="float" office:value="0.317324835956522">
                <text:p>0.317324835956522</text:p>
                <draw:g>
                  <svg:desc>Xalan.E27:Xalan.E27</svg:desc>
                </draw:g>
              </table:table-cell>
              <table:table-cell office:value-type="float" office:value="0.279470489565217">
                <text:p>0.279470489565217</text:p>
                <draw:g>
                  <svg:desc>Altova.E27:Altova.E2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